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c26b"/>
    </style:style>
    <style:style style:name="P2" style:family="paragraph" style:parent-style-name="Text_20_body">
      <style:text-properties fo:font-weight="bold" officeooo:paragraph-rsid="0016c26b" style:font-weight-asian="bold" style:font-weight-complex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line-height="150%"/>
      <style:text-properties officeooo:paragraph-rsid="0016c26b"/>
    </style:style>
    <style:style style:name="P5" style:family="paragraph" style:parent-style-name="Heading_20_4">
      <style:text-properties officeooo:paragraph-rsid="0016c26b"/>
    </style:style>
    <style:style style:name="T1" style:family="text">
      <style:text-properties officeooo:rsid="0016c26b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c26b"/>
    </style:style>
    <style:style style:name="T4" style:family="text">
      <style:text-properties style:use-window-font-color="true" style:text-underline-style="none" fo:background-color="transparent"/>
    </style:style>
    <style:style style:name="T5" style:family="text">
      <style:text-properties style:use-window-font-color="true" style:text-underline-style="none" officeooo:rsid="0016c26b" fo:background-color="transparen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officeooo:rsid="0016c26b" style:font-weight-asian="bold" style:font-weight-complex="bold"/>
    </style:style>
    <style:style style:name="T8" style:family="text">
      <style:text-properties officeooo:rsid="0017332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span text:style-name="Strong_20_Emphasis">Narození Ježíška</text:span></text:h>
      <text:section text:style-name="Sect1" text:name="section_75">
        <text:p text:style-name="Text_20_body">Na nebesích <text:a xlink:type="simple" xlink:href="http://wiki.rvp.cz/Knihovna/Sborník_výukových_metod/3.Aplikace/Výroba"><text:span text:style-name="T4">hvězdička</text:span></text:a> vychází,</text:p>
        <text:p text:style-name="Text_20_body">že se nám narodil Syn Boží.</text:p>
        <text:p text:style-name="Text_20_body">Narodil se ve velké chudobě,</text:p>
        <text:p text:style-name="Text_20_body">neměl než dva andělíčky při sobě.</text:p>
        <text:p text:style-name="Text_20_body">Ti andělé překrásně zpívali,</text:p>
        <text:p text:style-name="Text_20_body">to malé děťátko vítali.</text:p>
      </text:section>
      <text:section text:style-name="Sect1" text:name="section_76">
        <text:h text:style-name="Heading_20_4" text:outline-level="4"><text:bookmark text:name="Vlo.c4.8dka_2"/><text:span text:style-name="Strong_20_Emphasis">Vločka</text:span></text:h>
        <text:p text:style-name="Text_20_body">Padá snížek, padá, sedá na mou dlaň,</text:p>
        <text:p text:style-name="Text_20_body">tam, kde včera byla tráva, je teď bílá pláň.</text:p>
        <text:p text:style-name="Text_20_body"><text:span text:style-name="T3">Vločka</text:span> sněhu rozpouští se na mé teplé dlani,</text:p>
        <text:p text:style-name="Text_20_body">byla krásná jako krajka, stále myslím na ni.</text:p>
      </text:section>
      <text:section text:style-name="Sect1" text:name="section_77">
        <text:h text:style-name="Heading_20_4" text:outline-level="4"><text:bookmark text:name="Chumel.c3.ad"/><text:span text:style-name="Strong_20_Emphasis">Chumelí</text:span></text:h>
        <text:p text:style-name="Text_20_body">Chumelí a chumelí, sníh se sype z nebe,</text:p>
        <text:p text:style-name="Text_20_body">uši máme na rampouch, palec v botě zebe.</text:p>
        <text:p text:style-name="Text_20_body">Všemu tomu navzdory musíme se smát –</text:p>
        <text:p text:style-name="Text_20_body">zimu přece máme v roce jednou jedenkrát!</text:p>
      </text:section>
      <text:h text:style-name="Heading_20_4" text:outline-level="4"><text:span text:style-name="Strong_20_Emphasis">Mráz</text:span></text:h>
      <text:p text:style-name="Text_20_body">Zvěř už hledá zrno v jeslích,</text:p>
      <text:p text:style-name="Text_20_body">v noci přišel do vsi mráz.</text:p>
      <text:p text:style-name="Text_20_body">Na okénko květy kreslí,</text:p>
      <text:p text:style-name="Text_20_body">na potoce staví hráz.</text:p>
      <text:p text:style-name="Text_20_body">Rybník hned jak sklo je hladký,</text:p>
      <text:p text:style-name="Text_20_body">sotva stařík na něj dých.</text:p>
      <text:p text:style-name="Text_20_body">Bílé vousy z jinovatky</text:p>
      <text:p text:style-name="Text_20_body">rozvěšuje po větvích.</text:p>
      <text:p text:style-name="P1"><text:span text:style-name="T1"/></text:p>
      <text:p text:style-name="P2"><text:span text:style-name="T1">Sníh</text:span></text:p>
      <text:p text:style-name="P1"><text:span text:style-name="T1">Co je v zimě ke hraní</text:span></text:p>
      <text:p text:style-name="P1"><text:span text:style-name="T1">lepší nežli kupa hraček?</text:span></text:p>
      <text:p text:style-name="P1"><text:span text:style-name="T1">Sníh a taky klouzání</text:span></text:p>
      <text:p text:style-name="P1"><text:span text:style-name="T1">a ze sněhu sněhuláček.</text:span></text:p>
      <text:h text:style-name="Heading_20_4" text:outline-level="4"><text:span text:style-name="Strong_20_Emphasis"/></text:h>
      <text:h text:style-name="Heading_20_4" text:outline-level="4"><text:span text:style-name="Strong_20_Emphasis">Vánoce</text:span></text:h>
      <text:p text:style-name="Text_20_body">Na <text:span text:style-name="T5">Vánoce </text:span>dlouhý noce,</text:p>
      <text:p text:style-name="Text_20_body">dlouho můžem spát,</text:p>
      <text:p text:style-name="Text_20_body">není slyšet vlaštoviček,</text:p>
      <text:p text:style-name="Text_20_body">jenom vítr vát.</text:p>
      <text:h text:style-name="Heading_20_4" text:outline-level="4"><text:span text:style-name="Strong_20_Emphasis">Na ledě</text:span></text:h>
      <text:p text:style-name="Text_20_body">Dobře dětem o Vánocích</text:p>
      <text:p text:style-name="Text_20_body">na <text:span text:style-name="T1">rybníce </text:span><text:s/>na potocích,</text:p>
      <text:p text:style-name="Text_20_body">zima jim dá pod nohy</text:p>
      <text:p text:style-name="Text_20_body">kousek zmrzlé oblohy.</text:p>
      <text:p text:style-name="Text_20_body">Pro mne zmrzlo modré z nebe,</text:p>
      <text:p text:style-name="Text_20_body">co na tom, že trochu zebe?</text:p>
      <text:p text:style-name="Text_20_body">Honí se tam vesele</text:p>
      <text:p text:style-name="Text_20_body">malí, zmrzlí <text:span text:style-name="T1">andělé.</text:span></text:p>
      <text:p text:style-name="Text_20_body"><text:span text:style-name="T1"/></text:p>
      <text:p text:style-name="P2"><text:span text:style-name="T1">Hvězdička</text:span></text:p>
      <text:p text:style-name="P1"><text:span text:style-name="T1">Vánoční stromeček </text:span></text:p>
      <text:p text:style-name="P1"><text:span text:style-name="T1">zavoněl v pokoji,</text:span></text:p>
      <text:p text:style-name="P1"><text:span text:style-name="T1">maminka u stolu</text:span></text:p>
      <text:p text:style-name="P1"><text:span text:style-name="T1">jablíčko rozkrojí.</text:span></text:p>
      <text:p text:style-name="P1"><text:span text:style-name="T1">A když je rozkrojí,</text:span></text:p>
      <text:p text:style-name="P1"><text:span text:style-name="T1">uvidím hvězdičku, </text:span></text:p>
      <text:p text:style-name="P1"><text:span text:style-name="T1">co byla schována </text:span></text:p>
      <text:p text:style-name="P1"><text:span text:style-name="T1">v červeném jablíčku. </text:span></text:p>
      <text:p text:style-name="P1"><text:span text:style-name="T7"/></text:p>
      <text:h text:style-name="P5" text:outline-level="4"><text:span text:style-name="T1">Padej, padej, bílý snížku,</text:span></text:h>
      <text:p text:style-name="P3">schováme se do kožíšku,<text:line-break/>až přijede metelice,<text:line-break/>vezmeme si beranice,<text:line-break/>zapřáhneme zlaté sáně,<text:line-break/>svezeme se z naší stráně.</text:p>
      <text:p text:style-name="P4"><text:span text:style-name="T1"/></text:p>
      <text:h text:style-name="Heading_20_4" text:outline-level="4"><text:soft-page-break/><text:span text:style-name="Strong_20_Emphasis">Vánoce</text:span></text:h>
      <text:p text:style-name="Text_20_body">Vánoce, <text:span text:style-name="T8">vánoce,</text:span></text:p>
      <text:p text:style-name="Text_20_body">to jsou pěkné svátky,</text:p>
      <text:p text:style-name="Text_20_body">noc je tmavá, noc je dlouhá,</text:p>
      <text:p text:style-name="Text_20_body">ale den je krátký.</text:p>
      <text:p text:style-name="Text_20_body">Betlém a stromeček,</text:p>
      <text:p text:style-name="Text_20_body">jezulátko k tomu,</text:p>
      <text:p text:style-name="Text_20_body">pastýř nám vytrubuje</text:p>
      <text:p text:style-name="Text_20_body">u našeho domu.</text:p>
      <text:p text:style-name="Text_20_body">Vánoce, vánoce,</text:p>
      <text:p text:style-name="Text_20_body">svátky našich dětí,</text:p>
      <text:p text:style-name="Text_20_body">stříbrná hvězdička</text:p>
      <text:p text:style-name="Text_20_body">nad domovem letí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8:32:14.97</meta:creation-date>
    <dc:date>2013-11-05T18:54:33.83</dc:date>
    <meta:editing-duration>P0D</meta:editing-duration>
    <meta:editing-cycles>1</meta:editing-cycles>
    <meta:generator>LibreOffice/3.6$Windows_x86 LibreOffice_project/f969faf-c24b504-8c77064-174276e-40b382</meta:generator>
    <meta:document-statistic meta:table-count="0" meta:image-count="0" meta:object-count="0" meta:page-count="2" meta:paragraph-count="69" meta:word-count="288" meta:character-count="1604" meta:non-whitespace-character-count="1380"/>
  </office:meta>
</office:document-meta>
</file>